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25-01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24-01-02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23-01-05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22-01-0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21-01-07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20-01-06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9-01-0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6-12-28 21:2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5-12-21 19:1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3-12-26 19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3-01-17 17:1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1-12-29 19:5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10-12-20 16:49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9-12-22 19:12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9-01-07 21:29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7-12-27 17:3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7-01-17 16:1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5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4-12-22 14:46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4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4-01-07 15:5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2-12-30 21:09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2-01-11 18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1-01-05 14:49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2000-01-05 18:09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041002723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